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, darlings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no, that would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, nasty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little more than suicide, darling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Boredom is a part of life, too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Well, I have some accounts to balance, so
I'll be 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re you gonna do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